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7ac1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01fb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09899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7ac1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7ac1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5d453" officeooo:paragraph-rsid="0009899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d930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paragraph-rsid="0007ac1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7ac1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7ac1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7ac1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98997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8e2c0" officeooo:paragraph-rsid="0008e2c0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98997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d9302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101fb0" style:font-size-asian="15.75pt" style:font-weight-asian="bold" style:font-size-complex="1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18pt" officeooo:rsid="00028c8b" officeooo:paragraph-rsid="0007ac1c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fo:font-size="18pt" officeooo:rsid="00028c8b" officeooo:paragraph-rsid="0007ac1c" style:font-size-asian="18pt" style:font-size-complex="18pt"/>
    </style:style>
    <style:style style:name="P21" style:family="paragraph" style:parent-style-name="Table_20_Contents">
      <style:paragraph-properties fo:text-align="end" style:justify-single-word="false"/>
      <style:text-properties fo:font-size="18pt" officeooo:paragraph-rsid="0007ac1c" style:font-size-asian="18pt" style:font-size-complex="18pt"/>
    </style:style>
    <style:style style:name="P22" style:family="paragraph" style:parent-style-name="Table_20_Contents">
      <style:paragraph-properties fo:text-align="start" style:justify-single-word="false"/>
      <style:text-properties fo:font-size="18pt" officeooo:paragraph-rsid="0007ac1c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7ac1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27370" officeooo:paragraph-rsid="0012737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09899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a4b8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54efd" officeooo:paragraph-rsid="00154ef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127370" officeooo:paragraph-rsid="00127370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98997" style:font-size-asian="15.75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officeooo:rsid="00127370" officeooo:paragraph-rsid="00127370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d9302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127370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font-weight="normal" officeooo:rsid="00127370" officeooo:paragraph-rsid="00127370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weight="normal" officeooo:rsid="0012c274" officeooo:paragraph-rsid="0012c274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font-weight="normal" officeooo:rsid="0013566e" officeooo:paragraph-rsid="0013566e" style:font-size-asian="12.25pt" style:font-weight-asian="normal" style:font-size-complex="14pt" style:font-weight-complex="normal"/>
    </style:style>
    <style:style style:name="T1" style:family="text">
      <style:text-properties officeooo:rsid="00098997"/>
    </style:style>
    <style:style style:name="T2" style:family="text">
      <style:text-properties officeooo:rsid="00116445"/>
    </style:style>
    <style:style style:name="T3" style:family="text">
      <style:text-properties officeooo:rsid="00127370"/>
    </style:style>
    <style:style style:name="T4" style:family="text">
      <style:text-properties officeooo:rsid="0012c274"/>
    </style:style>
    <style:style style:name="T5" style:family="text">
      <style:text-properties officeooo:rsid="0013566e"/>
    </style:style>
    <style:style style:name="T6" style:family="text">
      <style:text-properties officeooo:rsid="0013c6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осковский Авиационный Институт</text:p>
      <text:p text:style-name="P6">(Национальный Исследовательский Университет)</text:p>
      <text:p text:style-name="P6"/>
      <text:p text:style-name="P6">Факульте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6"/>
      <text:p text:style-name="P6"/>
      <text:p text:style-name="P6"/>
      <text:p text:style-name="P6"/>
      <text:p text:style-name="P10">Лабораторная работа</text:p>
      <text:p text:style-name="P10">по курсу «Объектно-ориентированное программирование»</text:p>
      <text:p text:style-name="P10">III Семестр</text:p>
      <text:p text:style-name="P10"/>
      <text:p text:style-name="P11">Задание <text:span text:style-name="T3">4</text:span></text:p>
      <text:p text:style-name="P11">Вариант <text:span text:style-name="T2">2</text:span>4</text:p>
      <text:p text:style-name="P32">Основы метапрограммирован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Студент:</text:p>
          </table:table-cell>
          <table:table-cell table:style-name="Table1.B1" office:value-type="string">
            <text:p text:style-name="P20">Синявский А.В</text:p>
          </table:table-cell>
        </table:table-row>
        <table:table-row>
          <table:table-cell table:style-name="Table1.A5" office:value-type="string">
            <text:p text:style-name="P19">Группа:</text:p>
          </table:table-cell>
          <table:table-cell table:style-name="Table1.B5" office:value-type="string">
            <text:p text:style-name="P20">М80-208Б-18</text:p>
          </table:table-cell>
        </table:table-row>
        <table:table-row>
          <table:table-cell table:style-name="Table1.A5" office:value-type="string">
            <text:p text:style-name="P19">Преподаватель:</text:p>
          </table:table-cell>
          <table:table-cell table:style-name="Table1.B5" office:value-type="string">
            <text:p text:style-name="P20">Журавлёв А.А</text:p>
          </table:table-cell>
        </table:table-row>
        <table:table-row>
          <table:table-cell table:style-name="Table1.A5" office:value-type="string">
            <text:p text:style-name="P21"/>
          </table:table-cell>
          <table:table-cell table:style-name="Table1.B5" office:value-type="string">
            <text:p text:style-name="P22"/>
          </table:table-cell>
        </table:table-row>
        <table:table-row>
          <table:table-cell table:style-name="Table1.A5" office:value-type="string">
            <text:p text:style-name="P19">Оценка:</text:p>
          </table:table-cell>
          <table:table-cell table:style-name="Table1.B5" office:value-type="string">
            <text:p text:style-name="P22"/>
          </table:table-cell>
        </table:table-row>
        <table:table-row>
          <table:table-cell table:style-name="Table1.A6" office:value-type="string">
            <text:p text:style-name="P19">Дата:</text:p>
          </table:table-cell>
          <table:table-cell table:style-name="Table1.B6" office:value-type="string">
            <text:p text:style-name="P22"/>
          </table:table-cell>
        </table:table-row>
      </table:table>
      <text:p text:style-name="P11"/>
      <text:p text:style-name="P11"/>
      <text:p text:style-name="P11"/>
      <text:p text:style-name="P7">Москва 2019</text:p>
      <text:p text:style-name="P7"/>
      <text:p text:style-name="P12"><text:soft-page-break/>1. Код программы на языке C++</text:p>
      <text:p text:style-name="P13">1.1 <text:span text:style-name="T3">vertex.h</text:span></text:p>
      <text:p text:style-name="P1">#ifndef OOP_EXERCISE_04_VERTEX_H</text:p>
      <text:p text:style-name="P1">#define OOP_EXERCISE_04_VERTEX_H</text:p>
      <text:p text:style-name="P1"/>
      <text:p text:style-name="P1">#include &lt;iostream&gt;</text:p>
      <text:p text:style-name="P1">#include &lt;type_traits&gt;</text:p>
      <text:p text:style-name="P1">#include &lt;cmath&gt;</text:p>
      <text:p text:style-name="P1"/>
      <text:p text:style-name="P1"/>
      <text:p text:style-name="P1">template&lt;class T&gt;</text:p>
      <text:p text:style-name="P1">struct vertex {</text:p>
      <text:p text:style-name="P1"><text:s text:c="4"/>T x;</text:p>
      <text:p text:style-name="P1"><text:s text:c="4"/>T y;</text:p>
      <text:p text:style-name="P1"><text:s text:c="4"/>vertex&lt;T&gt;&amp; operator=(vertex&lt;T&gt; A);</text:p>
      <text:p text:style-name="P1">};</text:p>
      <text:p text:style-name="P1"/>
      <text:p text:style-name="P1">template&lt;class T&gt;</text:p>
      <text:p text:style-name="P1">std::istream&amp; operator&gt;&gt;(std::istream&amp; is, vertex&lt;T&gt;&amp; p) {</text:p>
      <text:p text:style-name="P1"><text:s text:c="4"/>is &gt;&gt; p.x &gt;&gt; p.y;</text:p>
      <text:p text:style-name="P1"><text:s text:c="4"/>return is;</text:p>
      <text:p text:style-name="P1">}</text:p>
      <text:p text:style-name="P1"/>
      <text:p text:style-name="P1">template&lt;class T&gt;</text:p>
      <text:p text:style-name="P1">std::ostream&amp; operator&lt;&lt;(std::ostream&amp; os, vertex&lt;T&gt; p) {</text:p>
      <text:p text:style-name="P1"><text:s text:c="4"/>os &lt;&lt; '(' &lt;&lt; p.x &lt;&lt; ' ' &lt;&lt; p.y &lt;&lt; ')';</text:p>
      <text:p text:style-name="P1"><text:s text:c="4"/>return os;</text:p>
      <text:p text:style-name="P1">}</text:p>
      <text:p text:style-name="P1"/>
      <text:p text:style-name="P1">template&lt;class T&gt;</text:p>
      <text:p text:style-name="P1">vertex&lt;T&gt; operator+(const vertex&lt;T&gt;&amp; A, const vertex&lt;T&gt;&amp; B) {</text:p>
      <text:p text:style-name="P1"><text:s text:c="4"/>vertex&lt;T&gt; res;</text:p>
      <text:p text:style-name="P1"><text:s text:c="4"/>res.x = A.x + B.x;</text:p>
      <text:p text:style-name="P1"><text:s text:c="4"/>res.y = A.y + B.y;</text:p>
      <text:p text:style-name="P1"><text:s text:c="4"/>return res;</text:p>
      <text:p text:style-name="P1">}</text:p>
      <text:p text:style-name="P1"/>
      <text:p text:style-name="P1">template&lt;class T&gt;</text:p>
      <text:p text:style-name="P1">vertex&lt;T&gt;&amp; vertex&lt;T&gt;::operator=(const vertex&lt;T&gt; A) {</text:p>
      <text:p text:style-name="P1"><text:s text:c="4"/>this-&gt;x = A.x;</text:p>
      <text:p text:style-name="P1"><text:s text:c="4"/>this-&gt;y = A.y;</text:p>
      <text:p text:style-name="P1"><text:s text:c="4"/>return *this;</text:p>
      <text:p text:style-name="P1">}</text:p>
      <text:p text:style-name="P1"/>
      <text:p text:style-name="P1">template&lt;class T&gt;</text:p>
      <text:p text:style-name="P1">vertex&lt;T&gt; operator+=(vertex&lt;T&gt; &amp;A, const vertex&lt;T&gt; &amp;B) {</text:p>
      <text:p text:style-name="P1"><text:s text:c="4"/>A.x += B.x;</text:p>
      <text:p text:style-name="P1"><text:s text:c="4"/>A.y += B.y;</text:p>
      <text:p text:style-name="P1"><text:s text:c="4"/>return A;</text:p>
      <text:p text:style-name="P1">}</text:p>
      <text:p text:style-name="P1"/>
      <text:p text:style-name="P1"><text:soft-page-break/>template&lt;class T&gt;</text:p>
      <text:p text:style-name="P1">vertex&lt;T&gt; operator/=(vertex&lt;T&gt;&amp; A, const double B) {</text:p>
      <text:p text:style-name="P1"><text:s text:c="4"/>A.x /= B;</text:p>
      <text:p text:style-name="P1"><text:s text:c="4"/>A.y /= B;</text:p>
      <text:p text:style-name="P1">}</text:p>
      <text:p text:style-name="P1"/>
      <text:p text:style-name="P1">template&lt;class T&gt;</text:p>
      <text:p text:style-name="P1">double vert_length(vertex&lt;T&gt;&amp; A, vertex&lt;T&gt;&amp; B) {</text:p>
      <text:p text:style-name="P1"><text:s text:c="4"/>double res = sqrt( pow(B.x - A.x, 2) + pow(B.y - A.y, 2) );</text:p>
      <text:p text:style-name="P1"><text:s text:c="4"/>return res;</text:p>
      <text:p text:style-name="P1">}</text:p>
      <text:p text:style-name="P1"/>
      <text:p text:style-name="P1">template&lt;class T&gt;</text:p>
      <text:p text:style-name="P1">struct is_vertex : std::false_type {};</text:p>
      <text:p text:style-name="P1"/>
      <text:p text:style-name="P1">template&lt;class T&gt;</text:p>
      <text:p text:style-name="P1">struct is_vertex&lt;vertex&lt;T&gt;&gt; : std::true_type {};</text:p>
      <text:p text:style-name="P1"/>
      <text:p text:style-name="P1"/>
      <text:p text:style-name="P1">#endif //OOP_EXERCISE_04_VERTEX_H</text:p>
      <text:p text:style-name="P1"/>
      <text:p text:style-name="P15">1.2 <text:span text:style-name="T3">classes</text:span>.<text:span text:style-name="T3">h</text:span></text:p>
      <text:p text:style-name="P2"/>
      <text:p text:style-name="P2">#ifndef OOP_EXERCISE_04_CLASSES_H</text:p>
      <text:p text:style-name="P2">#define OOP_EXERCISE_04_CLASSES_H</text:p>
      <text:p text:style-name="P2"/>
      <text:p text:style-name="P2">#include "vertex.h"</text:p>
      <text:p text:style-name="P2">#include &lt;type_traits&gt;</text:p>
      <text:p text:style-name="P2">#include &lt;iostream&gt;</text:p>
      <text:p text:style-name="P2"/>
      <text:p text:style-name="P2">template &lt;class T&gt;</text:p>
      <text:p text:style-name="P2">class Triangle {</text:p>
      <text:p text:style-name="P2">public:</text:p>
      <text:p text:style-name="P2"><text:s text:c="4"/>vertex&lt;T&gt; dots[3];</text:p>
      <text:p text:style-name="P2"><text:s text:c="4"/>int size = 3;</text:p>
      <text:p text:style-name="P2"><text:s text:c="4"/>explicit Triangle&lt;T&gt;(std::istream&amp; is) {</text:p>
      <text:p text:style-name="P2"><text:s text:c="8"/>for (auto &amp; dot : dots) {</text:p>
      <text:p text:style-name="P2"><text:s text:c="12"/>is &gt;&gt; dot;</text:p>
      <text:p text:style-name="P2"><text:s text:c="8"/>}</text:p>
      <text:p text:style-name="P2"><text:s text:c="4"/>}</text:p>
      <text:p text:style-name="P2">};</text:p>
      <text:p text:style-name="P2"/>
      <text:p text:style-name="P2">template &lt;class T&gt;</text:p>
      <text:p text:style-name="P2">class Square {</text:p>
      <text:p text:style-name="P2">public:</text:p>
      <text:p text:style-name="P2"><text:s text:c="4"/>vertex&lt;T&gt; dots[4];</text:p>
      <text:p text:style-name="P2"><text:s text:c="4"/>int size = 4;</text:p>
      <text:p text:style-name="P2"><text:s text:c="4"/>explicit Square&lt;T&gt;(std::istream&amp; is) {</text:p>
      <text:p text:style-name="P2"><text:s text:c="8"/>for (auto &amp; dot : dots) {</text:p>
      <text:p text:style-name="P2"><text:s text:c="12"/>is &gt;&gt; dot;</text:p>
      <text:p text:style-name="P2"><text:s text:c="8"/>}</text:p>
      <text:p text:style-name="P2"><text:s text:c="8"/>if (!is_proper_square(dots)) {</text:p>
      <text:p text:style-name="P2"><text:soft-page-break/><text:s text:c="12"/>throw std::logic_error("square is not squarish enouth");</text:p>
      <text:p text:style-name="P2"><text:s text:c="8"/>}</text:p>
      <text:p text:style-name="P2"><text:s text:c="4"/>}</text:p>
      <text:p text:style-name="P2">};</text:p>
      <text:p text:style-name="P2"/>
      <text:p text:style-name="P2">template&lt;class T&gt;</text:p>
      <text:p text:style-name="P2">bool is_proper_square (vertex&lt;T&gt; dots[4]) {</text:p>
      <text:p text:style-name="P2"><text:s text:c="4"/>bool equasion1 = ((vert_length(dots[0], dots[1]) == vert_length(dots[1], dots[2])) &amp;&amp; (vert_length(dots[2], dots[3]) == vert_length(dots[3], dots[0])) &amp;&amp;</text:p>
      <text:p text:style-name="P2"><text:s text:c="22"/>(vert_length(dots[0], dots[1]) == vert_length(dots[3], dots[0])) );</text:p>
      <text:p text:style-name="P2"><text:s text:c="4"/>bool equasion2 = <text:s/>(((dots[0].x - dots[1].x) * (dots[2].x - dots[1].x) + (dots[0].y - dots[1].y) * (dots[2].y - dots[1].y)) == 0);</text:p>
      <text:p text:style-name="P2"><text:s text:c="4"/>return equasion1 &amp;&amp; equasion2;</text:p>
      <text:p text:style-name="P2">}</text:p>
      <text:p text:style-name="P2"/>
      <text:p text:style-name="P2">template &lt;class T&gt;</text:p>
      <text:p text:style-name="P2">class Octagon {</text:p>
      <text:p text:style-name="P2">public:</text:p>
      <text:p text:style-name="P2"><text:s text:c="4"/>vertex&lt;T&gt; dots[8];</text:p>
      <text:p text:style-name="P2"><text:s text:c="4"/>int size = 8;</text:p>
      <text:p text:style-name="P2"><text:s text:c="4"/>explicit Octagon&lt;T&gt;(std::istream&amp; is) {</text:p>
      <text:p text:style-name="P2"><text:s text:c="8"/>for (auto &amp; dot : dots) {</text:p>
      <text:p text:style-name="P2"><text:s text:c="12"/>is &gt;&gt; dot;</text:p>
      <text:p text:style-name="P2"><text:s text:c="8"/>}</text:p>
      <text:p text:style-name="P2"><text:s text:c="4"/>}</text:p>
      <text:p text:style-name="P2">};</text:p>
      <text:p text:style-name="P2"/>
      <text:p text:style-name="P2">#endif //OOP_EXERCISE_04_CLASSES_H</text:p>
      <text:p text:style-name="P2"/>
      <text:p text:style-name="P15">1.3 <text:span text:style-name="T3">templates</text:span>.<text:span text:style-name="T3">h</text:span></text:p>
      <text:p text:style-name="P2"/>
      <text:p text:style-name="P2">#ifndef OOP_LAB4_V2_FIGURES_H</text:p>
      <text:p text:style-name="P2">#define OOP_LAB4_V2_FIGURES_H</text:p>
      <text:p text:style-name="P2"/>
      <text:p text:style-name="P2">#include &lt;tuple&gt;</text:p>
      <text:p text:style-name="P2">#include &lt;type_traits&gt;</text:p>
      <text:p text:style-name="P2">#include &lt;cassert&gt;</text:p>
      <text:p text:style-name="P2"/>
      <text:p text:style-name="P2">#include "vertex.h"</text:p>
      <text:p text:style-name="P2">#include "classes.h"</text:p>
      <text:p text:style-name="P2"/>
      <text:p text:style-name="P2">//==============================ASSISTANCE TEMPLATES===============================================//</text:p>
      <text:p text:style-name="P2"/>
      <text:p text:style-name="P2">template&lt;class T, class = void&gt;</text:p>
      <text:p text:style-name="P2">struct has_dots : std::false_type {};</text:p>
      <text:p text:style-name="P2"/>
      <text:p text:style-name="P2">template&lt;class T&gt;</text:p>
      <text:p text:style-name="P2">struct has_dots&lt;T, std::void_t&lt;decltype(std::declval&lt;const T&amp;&gt;().dots)&gt;&gt; : std::true_type {};</text:p>
      <text:p text:style-name="P2"/>
      <text:p text:style-name="P2">template&lt;class T&gt;</text:p>
      <text:p text:style-name="P2">struct is_figurelike_tuple : std::false_type {};</text:p>
      <text:p text:style-name="P2"><text:soft-page-break/></text:p>
      <text:p text:style-name="P2">template&lt;class Head, class... Tail&gt;</text:p>
      <text:p text:style-name="P2">struct is_figurelike_tuple&lt;std::tuple&lt;Head, Tail...&gt;&gt; :</text:p>
      <text:p text:style-name="P2"><text:s text:c="8"/>std::conjunction&lt;is_vertex&lt;Head&gt;, std::is_same&lt;Head, Tail&gt;...&gt; {};</text:p>
      <text:p text:style-name="P2"/>
      <text:p text:style-name="P2"/>
      <text:p text:style-name="P2">//=======================================PRINT===================================================//</text:p>
      <text:p text:style-name="P2"/>
      <text:p text:style-name="P2">template&lt;size_t Id, class T&gt;</text:p>
      <text:p text:style-name="P2">void tuple_print(const T&amp; object, std::ostream&amp; os) {</text:p>
      <text:p text:style-name="P2"><text:s text:c="3"/>if constexpr (Id &gt;= std::tuple_size&lt;T&gt;::value) {</text:p>
      <text:p text:style-name="P2"><text:s text:c="3"/>} else {</text:p>
      <text:p text:style-name="P2"><text:s text:c="7"/>os &lt;&lt; std::get&lt;Id&gt;(object) &lt;&lt; " ";</text:p>
      <text:p text:style-name="P2"><text:s text:c="7"/>tuple_print&lt;Id + 1&gt;(object, os);</text:p>
      <text:p text:style-name="P2"><text:s text:c="3"/>}</text:p>
      <text:p text:style-name="P2">}</text:p>
      <text:p text:style-name="P2"/>
      <text:p text:style-name="P2">template &lt;class T&gt;</text:p>
      <text:p text:style-name="P2">void printout(const T&amp; object, std::ostream&amp; os) {</text:p>
      <text:p text:style-name="P2"><text:s text:c="4"/>if constexpr (has_dots&lt;T&gt;::value) {</text:p>
      <text:p text:style-name="P2"><text:s text:c="8"/>for (auto dot : object.dots) {</text:p>
      <text:p text:style-name="P2"><text:s text:c="12"/>os &lt;&lt; dot &lt;&lt; " ";</text:p>
      <text:p text:style-name="P2"><text:s text:c="8"/>}</text:p>
      <text:p text:style-name="P2"><text:s text:c="4"/>} else if constexpr (is_figurelike_tuple&lt;T&gt;::value) {</text:p>
      <text:p text:style-name="P2"><text:s text:c="8"/>tuple_print&lt;0&gt;(object, os);</text:p>
      <text:p text:style-name="P2"><text:s text:c="4"/>} else {</text:p>
      <text:p text:style-name="P2"><text:s text:c="8"/>throw std::logic_error("ERROR! Perhaps tuple is incorrect");</text:p>
      <text:p text:style-name="P2"><text:s text:c="4"/>}</text:p>
      <text:p text:style-name="P2">}</text:p>
      <text:p text:style-name="P2"/>
      <text:p text:style-name="P2">//====================================CENTER===============================================//</text:p>
      <text:p text:style-name="P2"/>
      <text:p text:style-name="P2">template&lt;size_t Id, class T&gt;</text:p>
      <text:p text:style-name="P2">vertex&lt;double&gt; tuple_center(const T&amp; object) {</text:p>
      <text:p text:style-name="P2"><text:s text:c="4"/>if constexpr (Id &gt;= std::tuple_size&lt;T&gt;::value) {</text:p>
      <text:p text:style-name="P2"><text:s text:c="8"/>return vertex&lt;double&gt; {0, 0};</text:p>
      <text:p text:style-name="P2"><text:s text:c="4"/>} else {</text:p>
      <text:p text:style-name="P2"><text:s text:c="8"/>vertex&lt;double&gt; res = std::get&lt;Id&gt;(object);</text:p>
      <text:p text:style-name="P2"><text:s text:c="8"/>return res + tuple_center&lt;Id+1&gt;(object);</text:p>
      <text:p text:style-name="P2"><text:s text:c="4"/>}</text:p>
      <text:p text:style-name="P2">}</text:p>
      <text:p text:style-name="P2"/>
      <text:p text:style-name="P2">template &lt;class T&gt;</text:p>
      <text:p text:style-name="P2">vertex&lt;double&gt; center(const T&amp; object) {</text:p>
      <text:p text:style-name="P2"><text:s text:c="4"/>vertex&lt;double&gt; res{0.0, 0.0};</text:p>
      <text:p text:style-name="P2"><text:s text:c="4"/>int i = 0;</text:p>
      <text:p text:style-name="P2"><text:s text:c="4"/>if constexpr (has_dots&lt;T&gt;::value) {</text:p>
      <text:p text:style-name="P2"><text:s text:c="8"/>for (auto dot : object.dots) {</text:p>
      <text:p text:style-name="P2"><text:soft-page-break/><text:s text:c="12"/>res += dot;</text:p>
      <text:p text:style-name="P2"><text:s text:c="12"/>++i;</text:p>
      <text:p text:style-name="P2"><text:s text:c="8"/>}</text:p>
      <text:p text:style-name="P2"><text:s text:c="8"/>res /= i;</text:p>
      <text:p text:style-name="P2"><text:s text:c="8"/>return res;</text:p>
      <text:p text:style-name="P2"><text:s text:c="4"/>} else if constexpr (is_figurelike_tuple&lt;T&gt;::value) {</text:p>
      <text:p text:style-name="P2"><text:s text:c="8"/>res = tuple_center&lt;0&gt;(object);</text:p>
      <text:p text:style-name="P2"><text:s text:c="8"/>res /= std::tuple_size_v&lt;T&gt;;</text:p>
      <text:p text:style-name="P2"><text:s text:c="8"/>return res;</text:p>
      <text:p text:style-name="P2"><text:s text:c="4"/>} else {</text:p>
      <text:p text:style-name="P2"><text:s text:c="8"/>throw std::logic_error ("ERROR! Perhaps tuple is incorrect");</text:p>
      <text:p text:style-name="P2"><text:s text:c="4"/>}</text:p>
      <text:p text:style-name="P2">}</text:p>
      <text:p text:style-name="P2"/>
      <text:p text:style-name="P2">//====================================AREA==============================================//</text:p>
      <text:p text:style-name="P2"/>
      <text:p text:style-name="P2">template&lt;size_t Id, class T&gt;</text:p>
      <text:p text:style-name="P2">double tuple_area(const T&amp; object) {</text:p>
      <text:p text:style-name="P2"><text:s text:c="4"/>if constexpr (Id &gt;= std::tuple_size&lt;T&gt;::value - 1) {</text:p>
      <text:p text:style-name="P2"><text:s text:c="8"/>return 0.0;</text:p>
      <text:p text:style-name="P2"><text:s text:c="4"/>} else {</text:p>
      <text:p text:style-name="P2"><text:s text:c="8"/>double res = (std::get&lt;Id&gt;(object).x * std::get&lt;Id+1&gt;(object).y) -</text:p>
      <text:p text:style-name="P2"><text:s text:c="16"/>(std::get&lt;Id+1&gt;(object).x * std::get&lt;Id&gt;(object).y);</text:p>
      <text:p text:style-name="P2"><text:s text:c="8"/>return res + tuple_area&lt;Id+1&gt;(object);</text:p>
      <text:p text:style-name="P2"><text:s text:c="4"/>}</text:p>
      <text:p text:style-name="P2">}</text:p>
      <text:p text:style-name="P2"/>
      <text:p text:style-name="P2">template &lt;class T&gt;</text:p>
      <text:p text:style-name="P2">double area(const T&amp; object) {</text:p>
      <text:p text:style-name="P2"><text:s text:c="4"/>double res = 0.0;</text:p>
      <text:p text:style-name="P2"><text:s text:c="4"/>if constexpr (has_dots&lt;T&gt;::value) {</text:p>
      <text:p text:style-name="P2"><text:s text:c="8"/>for (int i = 0; i &lt; object.size-1; ++i) {</text:p>
      <text:p text:style-name="P2"><text:s text:c="12"/>res += (object.dots[i].x * object.dots[i+1].y) - (object.dots[i+1].x * object.dots[i].y);</text:p>
      <text:p text:style-name="P2"><text:s text:c="8"/>}</text:p>
      <text:p text:style-name="P2"><text:s text:c="8"/>res += (object.dots[object.size-1].x * object.dots[0].y) - (object.dots[0].x * object.dots[object.size-1].y);</text:p>
      <text:p text:style-name="P2"><text:s text:c="8"/>return std::abs(res) / 2;</text:p>
      <text:p text:style-name="P2"><text:s text:c="4"/>} else if constexpr (is_figurelike_tuple&lt;T&gt;::value) {</text:p>
      <text:p text:style-name="P2"><text:s text:c="8"/>res = tuple_area&lt;0&gt;(object);</text:p>
      <text:p text:style-name="P2"><text:s text:c="8"/>res += (std::get&lt;std::tuple_size&lt;T&gt;::value - 1&gt;(object).x * std::get&lt;0&gt;(object).y) - (std::get&lt;0&gt;(object).x * std::get&lt;std::tuple_size&lt;T&gt;::value - 1&gt;(object).y);</text:p>
      <text:p text:style-name="P2"><text:s text:c="8"/>return std::abs(res) / 2;</text:p>
      <text:p text:style-name="P2"><text:s text:c="4"/>} else {</text:p>
      <text:p text:style-name="P2"><text:s text:c="8"/>throw std::logic_error ("ERROR! Perhaps tuple is incorrect");</text:p>
      <text:p text:style-name="P2"><text:s text:c="4"/>}</text:p>
      <text:p text:style-name="P2">}</text:p>
      <text:p text:style-name="P2"/>
      <text:p text:style-name="P2">//==================================================================//</text:p>
      <text:p text:style-name="P2"/>
      <text:p text:style-name="P2">#endif //OOP_LAB4_V2_FIGURES_H</text:p>
      <text:p text:style-name="P2"><text:soft-page-break/></text:p>
      <text:p text:style-name="P30">1.4 process.h</text:p>
      <text:p text:style-name="P30"/>
      <text:p text:style-name="P25">#ifndef OOP_EXERCISE_04_PROCESS_H</text:p>
      <text:p text:style-name="P25">#define OOP_EXERCISE_04_PROCESS_H</text:p>
      <text:p text:style-name="P25"/>
      <text:p text:style-name="P25">template&lt;class T&gt;</text:p>
      <text:p text:style-name="P25">void process(std::istream&amp; is, std::ostream&amp; os) {</text:p>
      <text:p text:style-name="P25"><text:s text:c="4"/>if constexpr (has_dots&lt;T&gt;::value) {</text:p>
      <text:p text:style-name="P25"><text:s text:c="8"/>T object(is);</text:p>
      <text:p text:style-name="P25"><text:s text:c="8"/>printout(object, os);</text:p>
      <text:p text:style-name="P25"><text:s text:c="8"/>os &lt;&lt; std::endl;</text:p>
      <text:p text:style-name="P25"><text:s text:c="8"/>os &lt;&lt; area(object) &lt;&lt; std::endl;</text:p>
      <text:p text:style-name="P25"><text:s text:c="8"/>os &lt;&lt; center(object) &lt;&lt; std::endl;</text:p>
      <text:p text:style-name="P25"><text:s text:c="4"/>} else if constexpr (is_figurelike_tuple&lt;T&gt;::value) {</text:p>
      <text:p text:style-name="P25"><text:s text:c="8"/>size_t s;</text:p>
      <text:p text:style-name="P25"><text:s text:c="8"/>os &lt;&lt; "enter number of angles: ";</text:p>
      <text:p text:style-name="P25"><text:s text:c="8"/>is &gt;&gt; s;</text:p>
      <text:p text:style-name="P25"><text:s text:c="8"/>switch(s) {</text:p>
      <text:p text:style-name="P25"><text:s text:c="12"/>case 3: {</text:p>
      <text:p text:style-name="P25"><text:s text:c="16"/>vertex&lt;double&gt; fig[3];</text:p>
      <text:p text:style-name="P25"><text:s text:c="16"/>for (auto &amp; i : fig) {</text:p>
      <text:p text:style-name="P25"><text:s text:c="20"/>is &gt;&gt; i;</text:p>
      <text:p text:style-name="P25"><text:s text:c="16"/>}</text:p>
      <text:p text:style-name="P25"><text:s text:c="16"/>auto[a, b, c] = fig;</text:p>
      <text:p text:style-name="P25"><text:s text:c="16"/>auto object = std::make_tuple(a, b, c);</text:p>
      <text:p text:style-name="P25"><text:s text:c="16"/>printout(object, os);</text:p>
      <text:p text:style-name="P25"><text:s text:c="16"/>os &lt;&lt; std::endl;</text:p>
      <text:p text:style-name="P25"><text:s text:c="16"/>os &lt;&lt; area(object) &lt;&lt; std::endl;</text:p>
      <text:p text:style-name="P25"><text:s text:c="16"/>os &lt;&lt; center(object) &lt;&lt; std::endl;</text:p>
      <text:p text:style-name="P25"><text:s text:c="16"/>break;</text:p>
      <text:p text:style-name="P25"><text:s text:c="12"/>}</text:p>
      <text:p text:style-name="P25"><text:s text:c="12"/>case 4: {</text:p>
      <text:p text:style-name="P25"><text:s text:c="16"/>vertex&lt;double&gt; fig[4];</text:p>
      <text:p text:style-name="P25"><text:s text:c="16"/>for (auto &amp; i : fig) {</text:p>
      <text:p text:style-name="P25"><text:s text:c="20"/>is &gt;&gt; i;</text:p>
      <text:p text:style-name="P25"><text:s text:c="16"/>}</text:p>
      <text:p text:style-name="P25"><text:s text:c="16"/>if (!is_proper_square(fig)) {</text:p>
      <text:p text:style-name="P25"><text:s text:c="20"/>throw std::logic_error ("square is not squarish enough");</text:p>
      <text:p text:style-name="P25"><text:s text:c="16"/>}</text:p>
      <text:p text:style-name="P25"><text:s text:c="16"/>auto[a, b, c, d] = fig;</text:p>
      <text:p text:style-name="P25"><text:s text:c="16"/>auto object = std::make_tuple(a, b, c, d);</text:p>
      <text:p text:style-name="P25"><text:s text:c="16"/>printout(object, os);</text:p>
      <text:p text:style-name="P25"><text:s text:c="16"/>os &lt;&lt; std::endl;</text:p>
      <text:p text:style-name="P25"><text:s text:c="16"/>os &lt;&lt; area(object) &lt;&lt; std::endl;</text:p>
      <text:p text:style-name="P25"><text:s text:c="16"/>os &lt;&lt; center(object) &lt;&lt; std::endl;</text:p>
      <text:p text:style-name="P25"><text:s text:c="16"/>break;</text:p>
      <text:p text:style-name="P25"><text:s text:c="12"/>}</text:p>
      <text:p text:style-name="P25"><text:s text:c="12"/>case 8: {</text:p>
      <text:p text:style-name="P25"><text:s text:c="16"/>vertex&lt;double&gt; fig[8];</text:p>
      <text:p text:style-name="P25"><text:s text:c="16"/>for (auto &amp; i : fig) {</text:p>
      <text:p text:style-name="P25"><text:soft-page-break/><text:s text:c="20"/>is &gt;&gt; i;</text:p>
      <text:p text:style-name="P25"><text:s text:c="16"/>}</text:p>
      <text:p text:style-name="P25"><text:s text:c="16"/>auto[a, b, c, d, e, f, g, h] = fig;</text:p>
      <text:p text:style-name="P25"><text:s text:c="16"/>auto object = std::make_tuple(a, b, c, d, e, f, g, h);</text:p>
      <text:p text:style-name="P25"><text:s text:c="16"/>printout(object, os);</text:p>
      <text:p text:style-name="P25"><text:s text:c="16"/>os &lt;&lt; std::endl;</text:p>
      <text:p text:style-name="P25"><text:s text:c="16"/>os &lt;&lt; area(object) &lt;&lt; std::endl;</text:p>
      <text:p text:style-name="P25"><text:s text:c="16"/>os &lt;&lt; center(object) &lt;&lt; std::endl;</text:p>
      <text:p text:style-name="P25"><text:s text:c="16"/>break;</text:p>
      <text:p text:style-name="P25"><text:s text:c="12"/>}</text:p>
      <text:p text:style-name="P25"><text:s text:c="12"/>default:</text:p>
      <text:p text:style-name="P25"><text:s text:c="16"/>throw std::logic_error("incorrect number of angles, try 3, 4 or 8");</text:p>
      <text:p text:style-name="P25"/>
      <text:p text:style-name="P25"><text:s text:c="8"/>}</text:p>
      <text:p text:style-name="P25"/>
      <text:p text:style-name="P25"/>
      <text:p text:style-name="P25"><text:s text:c="4"/>} else {</text:p>
      <text:p text:style-name="P25"><text:s text:c="8"/>throw std::logic_error ("trying to process something stupid. Tuple must be like a figure");</text:p>
      <text:p text:style-name="P25"><text:s text:c="4"/>}</text:p>
      <text:p text:style-name="P25">}</text:p>
      <text:p text:style-name="P25"/>
      <text:p text:style-name="P25">#endif //OOP_EXERCISE_04_PROCESS_H</text:p>
      <text:p text:style-name="P30"/>
      <text:p text:style-name="P30">1.5 main.cpp</text:p>
      <text:p text:style-name="P30"/>
      <text:p text:style-name="P25">#include &lt;iostream&gt;</text:p>
      <text:p text:style-name="P25">#include "templates.h"</text:p>
      <text:p text:style-name="P25">#include "vertex.h"</text:p>
      <text:p text:style-name="P25">#include "process.h"</text:p>
      <text:p text:style-name="P25"/>
      <text:p text:style-name="P25"/>
      <text:p text:style-name="P25">int main() {</text:p>
      <text:p text:style-name="P25"><text:s text:c="4"/>char option = '0';</text:p>
      <text:p text:style-name="P25"><text:s text:c="4"/>while (option != 'q') {</text:p>
      <text:p text:style-name="P25"><text:s text:c="8"/>std::cout &lt;&lt; "choose option (m for man, q to quit): ";</text:p>
      <text:p text:style-name="P25"><text:s text:c="8"/>std::cin &gt;&gt; option;</text:p>
      <text:p text:style-name="P25"><text:s text:c="8"/>switch (option) {</text:p>
      <text:p text:style-name="P25"><text:s text:c="12"/>default:</text:p>
      <text:p text:style-name="P25"><text:s text:c="16"/>std::cout &lt;&lt; "no such option, try m for man" &lt;&lt; std::endl;</text:p>
      <text:p text:style-name="P25"><text:s text:c="16"/>break;</text:p>
      <text:p text:style-name="P25"><text:s text:c="12"/>case 'q':</text:p>
      <text:p text:style-name="P25"><text:s text:c="16"/>return 0;</text:p>
      <text:p text:style-name="P25"><text:s text:c="12"/>case 'm': {</text:p>
      <text:p text:style-name="P25"><text:s text:c="16"/>std::cout &lt;&lt; "1) process triangle" &lt;&lt; '\n'</text:p>
      <text:p text:style-name="P25"><text:s text:c="16"/>&lt;&lt; "2) process square" &lt;&lt; '\n'</text:p>
      <text:p text:style-name="P25"><text:s text:c="16"/>&lt;&lt; "3) process octagon" &lt;&lt; '\n'</text:p>
      <text:p text:style-name="P25"><text:s text:c="16"/>&lt;&lt; "4) process tuple" &lt;&lt; <text:s/>'\n'</text:p>
      <text:p text:style-name="P25"><text:s text:c="16"/>&lt;&lt; "5) place for your tests" &lt;&lt; std::endl;</text:p>
      <text:p text:style-name="P25"><text:s text:c="16"/>break;</text:p>
      <text:p text:style-name="P25"><text:s text:c="12"/>}</text:p>
      <text:p text:style-name="P25"><text:s text:c="12"/>case '1': {</text:p>
      <text:p text:style-name="P25"><text:soft-page-break/><text:s text:c="16"/>process&lt;Triangle&lt;double&gt;&gt;(std::cin, std::cout);</text:p>
      <text:p text:style-name="P25"><text:s text:c="16"/>break;</text:p>
      <text:p text:style-name="P25"><text:s text:c="12"/>}</text:p>
      <text:p text:style-name="P25"><text:s text:c="12"/>case '2': {</text:p>
      <text:p text:style-name="P25"><text:s text:c="16"/>process&lt;Square&lt;double&gt;&gt;(std::cin, std::cout);</text:p>
      <text:p text:style-name="P25"><text:s text:c="16"/>break;</text:p>
      <text:p text:style-name="P25"><text:s text:c="12"/>}</text:p>
      <text:p text:style-name="P25"><text:s text:c="12"/>case '3': {</text:p>
      <text:p text:style-name="P25"><text:s text:c="16"/>process&lt;Octagon&lt;double&gt;&gt;(std::cin, std::cout);</text:p>
      <text:p text:style-name="P25"><text:s text:c="16"/>break;</text:p>
      <text:p text:style-name="P25"><text:s text:c="12"/>}</text:p>
      <text:p text:style-name="P25"><text:s text:c="12"/>case '4': {</text:p>
      <text:p text:style-name="P25"><text:s text:c="16"/>process&lt;std::tuple&lt;vertex&lt;double&gt;&gt;&gt;(std::cin, std::cout);</text:p>
      <text:p text:style-name="P25"><text:s text:c="16"/>break;</text:p>
      <text:p text:style-name="P25"><text:s text:c="12"/>}</text:p>
      <text:p text:style-name="P25"><text:s text:c="12"/>case '5' : {</text:p>
      <text:p text:style-name="P25">//====================PLACE-FOR-CUSTOM-TESTS=============================//</text:p>
      <text:p text:style-name="P25"><text:s text:c="16"/>auto tup = std::make_tuple(vertex&lt;double&gt;{0.0, 0.0},</text:p>
      <text:p text:style-name="P25"><text:s text:c="24"/>vertex&lt;int&gt;{0, 2}, vertex&lt;float&gt;{2.0, 0.0});</text:p>
      <text:p text:style-name="P25"><text:s text:c="16"/>printout(tup, std::cout);</text:p>
      <text:p text:style-name="P25"/>
      <text:p text:style-name="P25">//=======================================================================//</text:p>
      <text:p text:style-name="P25"><text:s text:c="16"/>break;</text:p>
      <text:p text:style-name="P25"><text:s text:c="12"/>}</text:p>
      <text:p text:style-name="P25"><text:s text:c="8"/>}</text:p>
      <text:p text:style-name="P25"><text:s text:c="4"/>}</text:p>
      <text:p text:style-name="P25"/>
      <text:p text:style-name="P25"><text:s text:c="4"/>return 0;</text:p>
      <text:p text:style-name="P25">}</text:p>
      <text:p text:style-name="P2"/>
      <text:p text:style-name="P14">2. Ссылка на репозиторий на GitHub</text:p>
      <text:p text:style-name="P14"/>
      <text:p text:style-name="P8"><text:a xlink:type="simple" xlink:href="https://github.com/Siegmeyer1/oop_exercise_03" text:style-name="Internet_20_link" text:visited-style-name="Visited_20_Internet_20_Link">https://github.com/Siegmeyer1/oop_exercise_0</text:a><text:span text:style-name="T3">4</text:span></text:p>
      <text:p text:style-name="P8"/>
      <text:p text:style-name="P16">3. Набор тестов</text:p>
      <text:p text:style-name="P16"/>
      <text:p text:style-name="P4">1)</text:p>
      <text:p text:style-name="P4">m</text:p>
      <text:p text:style-name="P4">1</text:p>
      <text:p text:style-name="P4">0 0<text:tab/>2 0<text:tab/>0 2</text:p>
      <text:p text:style-name="P4">1</text:p>
      <text:p text:style-name="P4">2 2<text:tab/>2 0<text:tab/>0 2</text:p>
      <text:p text:style-name="P4">2</text:p>
      <text:p text:style-name="P4">2 0<text:tab/>1 3<text:tab/>-2 2<text:tab/>-1 -1</text:p>
      <text:p text:style-name="P4">3</text:p>
      <text:p text:style-name="P4">2 0 <text:s text:c="4"/>4 0 <text:s text:c="4"/>6 1 <text:s text:c="4"/>6 3 <text:s text:c="4"/>4 4 <text:s text:c="4"/>2 4 <text:s text:c="4"/>0 3 <text:s text:c="4"/>0 1</text:p>
      <text:p text:style-name="P4">q</text:p>
      <text:p text:style-name="P4"><text:soft-page-break/></text:p>
      <text:p text:style-name="P4"/>
      <text:p text:style-name="P5">2)</text:p>
      <text:p text:style-name="P29">5</text:p>
      <text:p text:style-name="P4"/>
      <text:p text:style-name="P4"/>
      <text:p text:style-name="P4"/>
      <text:p text:style-name="P16"><text:span text:style-name="T1">4</text:span>. <text:span text:style-name="T1">Результаты</text:span> тестов</text:p>
      <text:p text:style-name="P16"/>
      <text:p text:style-name="P29">1)</text:p>
      <text:p text:style-name="P29">anri@andrew-HP-250-G6:~/Documents/Github_repositories/OOP_lab4/build$ ./oop_exercise_04</text:p>
      <text:p text:style-name="P29">choose option (m for man, q to quit): m</text:p>
      <text:p text:style-name="P29">1) process triangle</text:p>
      <text:p text:style-name="P29">2) process square</text:p>
      <text:p text:style-name="P29">3) process octagon</text:p>
      <text:p text:style-name="P29">4) process tuple</text:p>
      <text:p text:style-name="P29">5) place for your tests</text:p>
      <text:p text:style-name="P29">choose option (m for man, q to quit): 1</text:p>
      <text:p text:style-name="P29">0 0 <text:s text:c="4"/>2 0 <text:s text:c="4"/>0 2</text:p>
      <text:p text:style-name="P29">(0 0) (2 0) (0 2) </text:p>
      <text:p text:style-name="P29">2</text:p>
      <text:p text:style-name="P29">(0.666667 0.666667)</text:p>
      <text:p text:style-name="P29">choose option (m for man, q to quit): 1</text:p>
      <text:p text:style-name="P29">2 2 <text:s text:c="4"/>2 0 <text:s text:c="4"/>0 2</text:p>
      <text:p text:style-name="P29">(2 2) (2 0) (0 2) </text:p>
      <text:p text:style-name="P29">2</text:p>
      <text:p text:style-name="P29">(1.33333 1.33333)</text:p>
      <text:p text:style-name="P29">choose option (m for man, q to quit): 2</text:p>
      <text:p text:style-name="P29">2 0 <text:s text:c="4"/>1 3 <text:s text:c="4"/>-2 2 <text:s text:c="3"/>-1 -1</text:p>
      <text:p text:style-name="P29">(2 0) (1 3) (-2 2) (-1 -1) </text:p>
      <text:p text:style-name="P29">10</text:p>
      <text:p text:style-name="P29">(0 1)</text:p>
      <text:p text:style-name="P29">choose option (m for man, q to quit): 3</text:p>
      <text:p text:style-name="P29">2 0 <text:s text:c="4"/>4 0 <text:s text:c="4"/>6 1 <text:s text:c="4"/>6 3 <text:s text:c="4"/>4 4 <text:s text:c="4"/>2 4 <text:s text:c="4"/>0 3 <text:s text:c="4"/>0 1</text:p>
      <text:p text:style-name="P29">(2 0) (4 0) (6 1) (6 3) (4 4) (2 4) (0 3) (0 1) </text:p>
      <text:p text:style-name="P29">20</text:p>
      <text:p text:style-name="P29">(3 2)</text:p>
      <text:p text:style-name="P29">choose option (m for man, q to quit): q</text:p>
      <text:p text:style-name="P29"><text:a xlink:type="simple" xlink:href="mailto:anri@andrew-HP-250-G6" text:style-name="Internet_20_link" text:visited-style-name="Visited_20_Internet_20_Link">anri@andrew-HP-250-G6</text:a>:~/Documents/Github_repositories/OOP_lab4/build$</text:p>
      <text:p text:style-name="P29"/>
      <text:p text:style-name="P29"/>
      <text:p text:style-name="P29">2)</text:p>
      <text:p text:style-name="P28">anri@andrew-HP-250-G6:~/Documents/Github_repositories/OOP_lab4/build$ ./oop_exercise_04</text:p>
      <text:p text:style-name="P28">choose option (m for man, q to quit): 5</text:p>
      <text:p text:style-name="P28">terminate called after throwing an instance of 'std::logic_error'</text:p>
      <text:p text:style-name="P28"><text:s text:c="2"/>what(): <text:s/>ERROR! Perhaps tuple is incorrect</text:p>
      <text:p text:style-name="P28">Aborted (core dumped)</text:p>
      <text:p text:style-name="P28">anri@andrew-HP-250-G6:~/Documents/Github_repositories/OOP_lab4/build$ </text:p>
      <text:p text:style-name="P5"/>
      <text:p text:style-name="P17">5. Объяснение работы программы</text:p>
      <text:p text:style-name="P17"><text:soft-page-break/></text:p>
      <text:p text:style-name="P34"><text:tab/><text:span text:style-name="T3">В файле classes.h описываются фигуры заданного варианта. </text:span></text:p>
      <text:p text:style-name="P34"><text:span text:style-name="T3"><text:tab/>Файл templates.h можно логически разделить на блоки:</text:span></text:p>
      <text:p text:style-name="P34"><text:tab/><text:span text:style-name="T3">Вспомогательные шаблоны</text:span></text:p>
      <text:p text:style-name="P35">Шаблоны с использованием type_traits, <text:span text:style-name="T4">определяющие, является ли объект слассом фигуры или тьюплом, похожим на фигуру по структуре.</text:span></text:p>
      <text:p text:style-name="P35"><text:tab/><text:span text:style-name="T4">Вывод</text:span></text:p>
      <text:p text:style-name="P36">Содержит шаблоны функций вывода. Функция printout компилируется по-разному в зависимости от типа входной переменной. tuple_print – функция для вывода тьюпла, вызываемая printout-ом.</text:p>
      <text:p text:style-name="P36"><text:tab/>Центр</text:p>
      <text:p text:style-name="P36">Аналогично вводу содержит <text:span text:style-name="T5">функции подсчёта геометрического центра. В обоих случаях (фигура и тьюпл) считается просто среднее значение координат всех точек.</text:span></text:p>
      <text:p text:style-name="P36"><text:tab/><text:span text:style-name="T5">Площадь</text:span></text:p>
      <text:p text:style-name="P37">Площадь считается по формуле Гаусса (метод шнуровки) для вычисления площади произвольного многоугольника без пересечений.</text:p>
      <text:p text:style-name="P9"/>
      <text:p text:style-name="P9"><text:tab/><text:span text:style-name="T5">Файл process.h содержит шаблон функции, которая в качестве шаблона принимает тип необходимой фигуры, осуществляет ввод указанного типа и применения к нему всех необходимых функций. Если тип – тьюпл, то функция запрашивает информацию о количестве углов фигуры для её корректной обработки.</text:span></text:p>
      <text:p text:style-name="P9"/>
      <text:p text:style-name="P9"><text:tab/><text:span text:style-name="T5">main.cpp представляет собой интерфейс для обработки запрашиваемых типов данных. По сути, функция спрашивает у пользователя, какую фигуру он хочет обработать, и вызывает функцию process для фигуры запрашиваемого типа.</text:span></text:p>
      <text:p text:style-name="P9"/>
      <text:p text:style-name="P9"/>
      <text:p text:style-name="P18">Вывод</text:p>
      <text:p text:style-name="P3"><text:tab/><text:span text:style-name="T6">Проделав работу, я изучил некоторые возможности, которые предоставляет библиотека type_traits, расширил свои знания о процессе компиляции программы и как можно им управлять, научился писать шаблонные функции. Научился кидать ошибки через thr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0:11:26.567857226</meta:creation-date>
    <dc:date>2019-11-11T15:36:44.844294874</dc:date>
    <meta:editing-duration>PT30M7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1" meta:paragraph-count="411" meta:word-count="1583" meta:character-count="13332" meta:non-whitespace-character-count="10034"/>
  </office:meta>
</office:document-meta>
</file>